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1d1aff" officeooo:paragraph-rsid="001ee285" style:font-size-asian="12pt" style:font-size-complex="12pt"/>
    </style:style>
    <style:style style:name="P2" style:family="paragraph" style:parent-style-name="Standard">
      <style:text-properties fo:font-size="12pt" officeooo:rsid="00177f93" officeooo:paragraph-rsid="002ba2b4" style:font-size-asian="12pt" style:font-size-complex="12pt"/>
    </style:style>
    <style:style style:name="P3" style:family="paragraph" style:parent-style-name="Standard">
      <style:text-properties fo:font-size="12pt" officeooo:rsid="002ba2b4" officeooo:paragraph-rsid="002ba2b4" style:font-size-asian="12pt" style:font-size-complex="12pt"/>
    </style:style>
    <style:style style:name="P4" style:family="paragraph" style:parent-style-name="Standard">
      <style:text-properties officeooo:paragraph-rsid="001d83a8"/>
    </style:style>
    <style:style style:name="P5" style:family="paragraph" style:parent-style-name="Standard">
      <style:text-properties officeooo:paragraph-rsid="001ee285"/>
    </style:style>
    <style:style style:name="P6" style:family="paragraph" style:parent-style-name="Standard">
      <style:text-properties fo:font-size="11pt" fo:font-weight="bold" officeooo:rsid="0016a9ba" officeooo:paragraph-rsid="0016a9ba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1e4a6" officeooo:paragraph-rsid="0021e4a6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78c63" officeooo:paragraph-rsid="0019d416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78c63" officeooo:paragraph-rsid="001a2ccc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178c63" officeooo:paragraph-rsid="001ee285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178c63" officeooo:paragraph-rsid="0020b594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178c63" officeooo:paragraph-rsid="00178c63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78c63" officeooo:paragraph-rsid="0022949b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178c63" officeooo:paragraph-rsid="003430c9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178c63" officeooo:paragraph-rsid="003ab64e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178c63" officeooo:paragraph-rsid="003b7f7f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178c63" officeooo:paragraph-rsid="003f0ffa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178c63" officeooo:paragraph-rsid="0040d762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178c63" officeooo:paragraph-rsid="00424556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rsid="00177f93" officeooo:paragraph-rsid="00177f93" style:font-size-asian="11pt" style:font-size-complex="11pt"/>
    </style:style>
    <style:style style:name="P21" style:family="paragraph" style:parent-style-name="Standard">
      <style:text-properties fo:font-size="11pt" officeooo:rsid="00178c63" officeooo:paragraph-rsid="00178c63" style:font-size-asian="11pt" style:font-size-complex="11pt"/>
    </style:style>
    <style:style style:name="P22" style:family="paragraph" style:parent-style-name="Standard">
      <style:text-properties fo:font-size="11pt" officeooo:rsid="00178c63" officeooo:paragraph-rsid="0019d416" style:font-size-asian="11pt" style:font-size-complex="11pt"/>
    </style:style>
    <style:style style:name="P23" style:family="paragraph" style:parent-style-name="Standard">
      <style:text-properties fo:font-size="11pt" officeooo:paragraph-rsid="001ee285" style:font-size-asian="11pt" style:font-size-complex="11pt"/>
    </style:style>
    <style:style style:name="P24" style:family="paragraph" style:parent-style-name="Standard">
      <style:text-properties fo:font-size="11pt" officeooo:rsid="001d1aff" officeooo:paragraph-rsid="001ee285" style:font-size-asian="11pt" style:font-size-complex="11pt"/>
    </style:style>
    <style:style style:name="P25" style:family="paragraph" style:parent-style-name="Standard">
      <style:text-properties fo:font-size="11pt" officeooo:rsid="001ee285" officeooo:paragraph-rsid="001ee285" style:font-size-asian="11pt" style:font-size-complex="11pt"/>
    </style:style>
    <style:style style:name="P26" style:family="paragraph" style:parent-style-name="Standard">
      <style:text-properties fo:font-size="11pt" officeooo:rsid="00222957" officeooo:paragraph-rsid="002ef430" style:font-size-asian="11pt" style:font-size-complex="11pt"/>
    </style:style>
    <style:style style:name="P27" style:family="paragraph" style:parent-style-name="Standard">
      <style:text-properties fo:font-size="11pt" officeooo:rsid="0021e4a6" officeooo:paragraph-rsid="00178c63" style:font-size-asian="11pt" style:font-size-complex="11pt"/>
    </style:style>
    <style:style style:name="P28" style:family="paragraph" style:parent-style-name="Standard">
      <style:text-properties fo:font-size="11pt" fo:font-weight="normal" officeooo:rsid="001ef02f" officeooo:paragraph-rsid="001ef02f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1f0ea6" officeooo:paragraph-rsid="001f0ea6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178c63" officeooo:paragraph-rsid="0022949b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178c63" officeooo:paragraph-rsid="003d4853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178c63" officeooo:paragraph-rsid="003f0ffa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178c63" officeooo:paragraph-rsid="0040d762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178c63" officeooo:paragraph-rsid="00424556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178c63" officeooo:paragraph-rsid="0048a015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3430c9" officeooo:paragraph-rsid="003430c9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3430c9" officeooo:paragraph-rsid="003595c7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3595c7" officeooo:paragraph-rsid="003595c7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3ab64e" officeooo:paragraph-rsid="003ab64e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3b7f7f" officeooo:paragraph-rsid="003b7f7f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3f0ffa" officeooo:paragraph-rsid="003f0ffa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40d762" officeooo:paragraph-rsid="0040d762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424556" officeooo:paragraph-rsid="00424556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3366fb" officeooo:paragraph-rsid="003366fb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3pt" fo:font-weight="bold" officeooo:rsid="0021e4a6" officeooo:paragraph-rsid="0021e4a6" style:font-size-asian="13pt" style:font-weight-asian="bold" style:font-size-complex="13pt" style:font-weight-complex="bold"/>
    </style:style>
    <style:style style:name="P46" style:family="paragraph" style:parent-style-name="Heading_20_3">
      <style:text-properties officeooo:paragraph-rsid="0020b594"/>
    </style:style>
    <style:style style:name="P47" style:family="paragraph" style:parent-style-name="Text_20_body">
      <style:text-properties officeooo:paragraph-rsid="0020b594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officeooo:paragraph-rsid="0020b594"/>
    </style:style>
    <style:style style:name="P49" style:family="paragraph" style:parent-style-name="Heading_20_3">
      <style:text-properties officeooo:paragraph-rsid="0021e4a6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paragraph-rsid="0021e4a6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officeooo:paragraph-rsid="002566ec"/>
    </style:style>
    <style:style style:name="P52" style:family="paragraph" style:parent-style-name="Heading_20_3">
      <style:text-properties officeooo:paragraph-rsid="002a85b1"/>
    </style:style>
    <style:style style:name="P53" style:family="paragraph" style:parent-style-name="Text_20_body">
      <style:text-properties officeooo:paragraph-rsid="002a85b1"/>
    </style:style>
    <style:style style:name="P54" style:family="paragraph" style:parent-style-name="Heading_20_3">
      <style:text-properties officeooo:paragraph-rsid="0033cf92"/>
    </style:style>
    <style:style style:name="P55" style:family="paragraph" style:parent-style-name="Heading_20_3">
      <style:text-properties officeooo:paragraph-rsid="0037df01"/>
    </style:style>
    <style:style style:name="P56" style:family="paragraph" style:parent-style-name="Text_20_body">
      <style:text-properties officeooo:paragraph-rsid="0037df01"/>
    </style:style>
    <style:style style:name="P57" style:family="paragraph" style:parent-style-name="Standard">
      <style:text-properties officeooo:paragraph-rsid="002ba2b4"/>
    </style:style>
    <style:style style:name="P58" style:family="paragraph" style:parent-style-name="Standard">
      <style:text-properties officeooo:paragraph-rsid="003366fb"/>
    </style:style>
    <style:style style:name="P59" style:family="paragraph" style:parent-style-name="Standard">
      <style:text-properties officeooo:rsid="003366fb" officeooo:paragraph-rsid="003366fb"/>
    </style:style>
    <style:style style:name="P60" style:family="paragraph" style:parent-style-name="Standard">
      <style:text-properties fo:font-size="14pt" fo:font-weight="bold" officeooo:rsid="0021e4a6" officeooo:paragraph-rsid="0021e4a6" style:font-size-asian="14pt" style:font-weight-asian="bold" style:font-size-complex="14pt" style:font-weight-complex="bold"/>
    </style:style>
    <style:style style:name="P61" style:family="paragraph" style:parent-style-name="Standard">
      <style:text-properties officeooo:paragraph-rsid="00424556"/>
    </style:style>
    <style:style style:name="P62" style:family="paragraph" style:parent-style-name="Text_20_body">
      <style:text-properties officeooo:paragraph-rsid="00424556"/>
    </style:style>
    <style:style style:name="P63" style:family="paragraph" style:parent-style-name="Standard">
      <style:text-properties officeooo:rsid="00424556" officeooo:paragraph-rsid="00424556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0pt" officeooo:rsid="0028c419" officeooo:paragraph-rsid="0028c419" style:font-size-asian="10pt" style:font-size-complex="10pt"/>
    </style:style>
    <style:style style:name="P65" style:family="paragraph" style:parent-style-name="Text_20_body">
      <style:text-properties officeooo:paragraph-rsid="002ad7be"/>
    </style:style>
    <style:style style:name="P66" style:family="paragraph" style:parent-style-name="Text_20_body">
      <style:text-properties officeooo:paragraph-rsid="00390a11"/>
    </style:style>
    <style:style style:name="P67" style:family="paragraph" style:parent-style-name="Standard">
      <style:text-properties fo:color="#ff0000" loext:opacity="100%" fo:font-size="11pt" fo:font-weight="normal" officeooo:rsid="0031cee3" officeooo:paragraph-rsid="003366fb" style:font-size-asian="11pt" style:font-weight-asian="normal" style:font-size-complex="11pt" style:font-weight-complex="normal"/>
    </style:style>
    <style:style style:name="P68" style:family="paragraph" style:parent-style-name="Standard">
      <style:text-properties fo:color="#000000" loext:opacity="100%" fo:font-size="11pt" fo:font-weight="normal" officeooo:rsid="0031cee3" officeooo:paragraph-rsid="003366fb" style:font-size-asian="11pt" style:font-weight-asian="normal" style:font-size-complex="11pt" style:font-weight-complex="normal"/>
    </style:style>
    <style:style style:name="P69" style:family="paragraph" style:parent-style-name="Standard" style:list-style-name="L8">
      <style:text-properties fo:font-size="11pt" fo:font-weight="normal" officeooo:rsid="0021e4a6" officeooo:paragraph-rsid="0021e4a6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8">
      <style:text-properties fo:font-size="11pt" fo:font-weight="normal" officeooo:rsid="00248f0d" officeooo:paragraph-rsid="00248f0d" style:font-size-asian="11pt" style:font-weight-asian="normal" style:font-size-complex="11pt" style:font-weight-complex="normal"/>
    </style:style>
    <style:style style:name="P71" style:family="paragraph" style:parent-style-name="Standard" style:list-style-name="L8">
      <style:text-properties fo:font-size="11pt" fo:font-weight="normal" officeooo:rsid="00248f0d" officeooo:paragraph-rsid="002ef430" style:font-size-asian="11pt" style:font-weight-asian="normal" style:font-size-complex="11pt" style:font-weight-complex="normal"/>
    </style:style>
    <style:style style:name="P72" style:family="paragraph" style:parent-style-name="Standard">
      <style:text-properties fo:font-size="11pt" fo:font-weight="normal" officeooo:rsid="004a0278" officeooo:paragraph-rsid="0040d762" style:font-size-asian="11pt" style:font-weight-asian="normal" style:font-size-complex="11pt" style:font-weight-complex="normal"/>
    </style:style>
    <style:style style:name="P73" style:family="paragraph" style:parent-style-name="Standard" style:list-style-name="L8">
      <style:text-properties fo:color="#ff0000" loext:opacity="100%" fo:font-size="11pt" fo:font-weight="normal" officeooo:rsid="002de875" officeooo:paragraph-rsid="002ef430" fo:background-color="transparent" style:font-size-asian="11pt" style:font-weight-asian="normal" style:font-size-complex="11pt" style:font-weight-complex="normal"/>
    </style:style>
    <style:style style:name="P74" style:family="paragraph" style:parent-style-name="Text_20_body" style:list-style-name="L1">
      <style:text-properties officeooo:paragraph-rsid="0020b594"/>
    </style:style>
    <style:style style:name="P75" style:family="paragraph" style:parent-style-name="Text_20_body" style:list-style-name="L2">
      <style:text-properties officeooo:paragraph-rsid="0020b594"/>
    </style:style>
    <style:style style:name="P76" style:family="paragraph" style:parent-style-name="Text_20_body" style:list-style-name="L3">
      <style:text-properties officeooo:paragraph-rsid="0020b594"/>
    </style:style>
    <style:style style:name="P77" style:family="paragraph" style:parent-style-name="Text_20_body" style:list-style-name="L4">
      <style:text-properties officeooo:paragraph-rsid="0021e4a6"/>
    </style:style>
    <style:style style:name="P78" style:family="paragraph" style:parent-style-name="Text_20_body" style:list-style-name="L5">
      <style:text-properties officeooo:paragraph-rsid="0020b594"/>
    </style:style>
    <style:style style:name="P79" style:family="paragraph" style:parent-style-name="Text_20_body" style:list-style-name="L6">
      <style:text-properties officeooo:paragraph-rsid="0021e4a6"/>
    </style:style>
    <style:style style:name="P80" style:family="paragraph" style:parent-style-name="Text_20_body" style:list-style-name="L6">
      <style:paragraph-properties fo:margin-left="0in" fo:margin-right="0in" fo:text-indent="0in" style:auto-text-indent="false"/>
      <style:text-properties officeooo:paragraph-rsid="0033cf92"/>
    </style:style>
    <style:style style:name="P81" style:family="paragraph" style:parent-style-name="Text_20_body" style:list-style-name="L7">
      <style:text-properties officeooo:paragraph-rsid="0021e4a6"/>
    </style:style>
    <style:style style:name="T1" style:family="text">
      <style:text-properties officeooo:rsid="00178c63"/>
    </style:style>
    <style:style style:name="T2" style:family="text">
      <style:text-properties officeooo:rsid="0019d416"/>
    </style:style>
    <style:style style:name="T3" style:family="text">
      <style:text-properties officeooo:rsid="001a2ccc"/>
    </style:style>
    <style:style style:name="T4" style:family="text">
      <style:text-properties style:font-name="Liberation Serif" fo:font-size="10pt" style:font-size-asian="10pt" style:font-size-complex="10pt"/>
    </style:style>
    <style:style style:name="T5" style:family="text">
      <style:text-properties style:font-name="Liberation Serif" fo:font-size="10pt" officeooo:rsid="001885b8" style:font-size-asian="10pt" style:font-size-complex="10pt"/>
    </style:style>
    <style:style style:name="T6" style:family="text">
      <style:text-properties style:font-name="Liberation Serif" fo:font-size="10pt" officeooo:rsid="001f0ea6" style:font-size-asian="10pt" style:font-size-complex="10pt"/>
    </style:style>
    <style:style style:name="T7" style:family="text">
      <style:text-properties style:font-name="Liberation Serif" fo:font-size="10pt" officeooo:rsid="0020b594" style:font-size-asian="10pt" style:font-size-complex="10pt"/>
    </style:style>
    <style:style style:name="T8" style:family="text">
      <style:text-properties style:font-name="Liberation Serif" fo:font-size="10pt" officeooo:rsid="00178c63" style:font-size-asian="10pt" style:font-size-complex="10pt"/>
    </style:style>
    <style:style style:name="T9" style:family="text">
      <style:text-properties style:font-name="Liberation Serif" fo:font-size="10pt" officeooo:rsid="0021e4a6" style:font-size-asian="10pt" style:font-size-complex="10pt"/>
    </style:style>
    <style:style style:name="T10" style:family="text">
      <style:text-properties style:font-name="Liberation Serif" fo:font-size="10pt" officeooo:rsid="00222957" style:font-size-asian="10pt" style:font-size-complex="10pt"/>
    </style:style>
    <style:style style:name="T11" style:family="text">
      <style:text-properties style:font-name="Liberation Serif" fo:font-size="10pt" officeooo:rsid="0022949b" style:font-size-asian="10pt" style:font-size-complex="10pt"/>
    </style:style>
    <style:style style:name="T12" style:family="text">
      <style:text-properties style:font-name="Liberation Serif" fo:font-size="10pt" officeooo:rsid="00248f0d" style:font-size-asian="10pt" style:font-size-complex="10pt"/>
    </style:style>
    <style:style style:name="T13" style:family="text">
      <style:text-properties style:font-name="Liberation Serif" fo:font-size="10pt" officeooo:rsid="002566ec" style:font-size-asian="10pt" style:font-size-complex="10pt"/>
    </style:style>
    <style:style style:name="T14" style:family="text">
      <style:text-properties style:font-name="Liberation Serif" fo:font-size="10pt" officeooo:rsid="0028c419" style:font-size-asian="10pt" style:font-size-complex="10pt"/>
    </style:style>
    <style:style style:name="T15" style:family="text">
      <style:text-properties style:font-name="Liberation Serif" fo:font-size="10pt" officeooo:rsid="002a85b1" style:font-size-asian="10pt" style:font-size-complex="10pt"/>
    </style:style>
    <style:style style:name="T16" style:family="text">
      <style:text-properties style:font-name="Liberation Serif" fo:font-size="10pt" officeooo:rsid="002ad7be" style:font-size-asian="10pt" style:font-size-complex="10pt"/>
    </style:style>
    <style:style style:name="T17" style:family="text">
      <style:text-properties style:font-name="Liberation Serif" fo:font-size="10pt" officeooo:rsid="002ba2b4" style:font-size-asian="10pt" style:font-size-complex="10pt"/>
    </style:style>
    <style:style style:name="T18" style:family="text">
      <style:text-properties style:font-name="Liberation Serif" fo:font-size="10pt" officeooo:rsid="0016a9ba" style:font-size-asian="10pt" style:font-size-complex="10pt"/>
    </style:style>
    <style:style style:name="T19" style:family="text">
      <style:text-properties style:font-name="Liberation Serif" fo:font-size="10pt" officeooo:rsid="0033cf92" style:font-size-asian="10pt" style:font-size-complex="10pt"/>
    </style:style>
    <style:style style:name="T20" style:family="text">
      <style:text-properties style:font-name="Liberation Serif" fo:font-size="10pt" fo:font-weight="bold" officeooo:rsid="0016a9ba" style:font-size-asian="10pt" style:font-weight-asian="bold" style:font-size-complex="10pt" style:font-weight-complex="bold"/>
    </style:style>
    <style:style style:name="T21" style:family="text">
      <style:text-properties style:font-name="Liberation Serif" fo:font-size="10pt" fo:font-weight="bold" officeooo:rsid="002ad7be" style:font-size-asian="10pt" style:font-weight-asian="bold" style:font-size-complex="10pt" style:font-weight-complex="bold"/>
    </style:style>
    <style:style style:name="T22" style:family="text">
      <style:text-properties style:font-name="Liberation Serif" fo:font-size="10pt" fo:font-weight="bold" officeooo:rsid="002ba2b4" style:font-size-asian="10pt" style:font-weight-asian="bold" style:font-size-complex="10pt" style:font-weight-complex="bold"/>
    </style:style>
    <style:style style:name="T23" style:family="text">
      <style:text-properties style:font-name="Liberation Serif" fo:font-size="10pt" fo:font-weight="bold" officeooo:rsid="0033cf92" style:font-size-asian="10pt" style:font-weight-asian="bold" style:font-size-complex="10pt" style:font-weight-complex="bold"/>
    </style:style>
    <style:style style:name="T24" style:family="text">
      <style:text-properties style:font-name="Liberation Serif" fo:font-size="10pt" fo:font-weight="normal" officeooo:rsid="0016a9b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3pt" officeooo:rsid="0020b594" style:font-size-asian="13pt" style:font-size-complex="13pt"/>
    </style:style>
    <style:style style:name="T26" style:family="text">
      <style:text-properties style:font-name="Liberation Serif" fo:font-size="11pt" officeooo:rsid="0033cf92" style:font-size-asian="11pt" style:font-size-complex="11pt"/>
    </style:style>
    <style:style style:name="T27" style:family="text">
      <style:text-properties style:font-name="Liberation Serif" fo:font-size="11pt" officeooo:rsid="00390a11" style:font-size-asian="11pt" style:font-size-complex="11pt"/>
    </style:style>
    <style:style style:name="T28" style:family="text">
      <style:text-properties style:font-name="Liberation Serif" fo:font-size="11pt" officeooo:rsid="003a1c6e" style:font-size-asian="11pt" style:font-size-complex="11pt"/>
    </style:style>
    <style:style style:name="T29" style:family="text">
      <style:text-properties style:font-name="Liberation Serif" fo:font-size="11pt" fo:font-weight="normal" officeooo:rsid="0033cf92" style:font-size-asian="11pt" style:font-weight-asian="normal" style:font-size-complex="11pt" style:font-weight-complex="normal"/>
    </style:style>
    <style:style style:name="T30" style:family="text">
      <style:text-properties style:font-name="Liberation Serif" fo:font-size="11pt" fo:font-weight="normal" officeooo:rsid="00390a11" style:font-size-asian="11pt" style:font-weight-asian="normal" style:font-size-complex="11pt" style:font-weight-complex="normal"/>
    </style:style>
    <style:style style:name="T31" style:family="text">
      <style:text-properties style:font-name="Liberation Serif" fo:font-size="11pt" fo:font-weight="bold" officeooo:rsid="0033cf92" style:font-size-asian="11pt" style:font-weight-asian="bold" style:font-size-complex="11pt" style:font-weight-complex="bold"/>
    </style:style>
    <style:style style:name="T32" style:family="text">
      <style:text-properties style:font-name="Liberation Serif" fo:font-size="11pt" fo:font-weight="bold" officeooo:rsid="0045d97b" style:font-size-asian="11pt" style:font-weight-asian="bold" style:font-size-complex="11pt" style:font-weight-complex="bold"/>
    </style:style>
    <style:style style:name="T33" style:family="text">
      <style:text-properties style:font-name="Liberation Serif" fo:font-size="11pt" fo:font-weight="bold" officeooo:rsid="0047208b" style:font-size-asian="11pt" style:font-weight-asian="bold" style:font-size-complex="11pt" style:font-weight-complex="bold"/>
    </style:style>
    <style:style style:name="T34" style:family="text">
      <style:text-properties style:font-name="Liberation Serif" fo:font-size="14pt" officeooo:rsid="0020b594" style:font-size-asian="14pt" style:font-size-complex="14pt"/>
    </style:style>
    <style:style style:name="T35" style:family="text">
      <style:text-properties officeooo:rsid="001d1aff"/>
    </style:style>
    <style:style style:name="T36" style:family="text">
      <style:text-properties officeooo:rsid="001d83a8"/>
    </style:style>
    <style:style style:name="T37" style:family="text">
      <style:text-properties officeooo:rsid="001ee285"/>
    </style:style>
    <style:style style:name="T38" style:family="text">
      <style:text-properties officeooo:rsid="001f003c"/>
    </style:style>
    <style:style style:name="T39" style:family="text">
      <style:text-properties officeooo:rsid="0020b594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78c63" style:font-size-asian="11pt" style:font-size-complex="11pt"/>
    </style:style>
    <style:style style:name="T42" style:family="text">
      <style:text-properties fo:font-size="11pt" officeooo:rsid="0021e4a6" style:font-size-asian="11pt" style:font-size-complex="11pt"/>
    </style:style>
    <style:style style:name="T43" style:family="text">
      <style:text-properties fo:font-size="11pt" officeooo:rsid="001ee285" style:font-size-asian="11pt" style:font-size-complex="11pt"/>
    </style:style>
    <style:style style:name="T44" style:family="text">
      <style:text-properties fo:font-size="11pt" officeooo:rsid="001d1aff" style:font-size-asian="11pt" style:font-size-complex="11pt"/>
    </style:style>
    <style:style style:name="T45" style:family="text">
      <style:text-properties fo:font-size="11pt" officeooo:rsid="001d83a8" style:font-size-asian="11pt" style:font-size-complex="11pt"/>
    </style:style>
    <style:style style:name="T46" style:family="text">
      <style:text-properties fo:font-size="11pt" officeooo:rsid="002ba2b4" style:font-size-asian="11pt" style:font-size-complex="11pt"/>
    </style:style>
    <style:style style:name="T47" style:family="text">
      <style:text-properties fo:font-size="11pt" officeooo:rsid="002d1a14" style:font-size-asian="11pt" style:font-size-complex="11pt"/>
    </style:style>
    <style:style style:name="T48" style:family="text">
      <style:text-properties fo:font-size="11pt" officeooo:rsid="002e681d" style:font-size-asian="11pt" style:font-size-complex="11pt"/>
    </style:style>
    <style:style style:name="T49" style:family="text">
      <style:text-properties fo:font-size="11pt" fo:font-weight="bold" officeooo:rsid="002e681d" style:font-size-asian="11pt" style:font-weight-asian="bold" style:font-size-complex="11pt" style:font-weight-complex="bold"/>
    </style:style>
    <style:style style:name="T50" style:family="text">
      <style:text-properties fo:font-size="11pt" fo:font-weight="bold" officeooo:rsid="001d1aff" style:font-size-asian="11pt" style:font-weight-asian="bold" style:font-size-complex="11pt" style:font-weight-complex="bold"/>
    </style:style>
    <style:style style:name="T51" style:family="text">
      <style:text-properties fo:font-size="11pt" fo:font-weight="normal" officeooo:rsid="0031cee3" style:font-size-asian="11pt" style:font-weight-asian="normal" style:font-size-complex="11pt" style:font-weight-complex="normal"/>
    </style:style>
    <style:style style:name="T52" style:family="text">
      <style:text-properties fo:font-size="11pt" fo:font-weight="normal" officeooo:rsid="00424556" style:font-size-asian="11pt" style:font-weight-asian="normal" style:font-size-complex="11pt" style:font-weight-complex="normal"/>
    </style:style>
    <style:style style:name="T53" style:family="text">
      <style:text-properties fo:font-weight="normal" style:font-size-asian="11pt" style:font-weight-asian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ef43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02c86" style:font-style-asian="normal" style:font-weight-asian="normal" style:font-style-complex="normal" style:font-weight-complex="normal"/>
    </style:style>
    <style:style style:name="T57" style:family="text">
      <style:text-properties fo:font-style="normal" officeooo:rsid="0036b10c" style:font-style-asian="normal" style:font-style-complex="normal"/>
    </style:style>
    <style:style style:name="T58" style:family="text">
      <style:text-properties officeooo:rsid="0022949b"/>
    </style:style>
    <style:style style:name="T59" style:family="text">
      <style:text-properties fo:font-size="10pt" fo:font-weight="bold" officeooo:rsid="002ba2b4" style:font-size-asian="10pt" style:font-weight-asian="bold" style:font-size-complex="10pt" style:font-weight-complex="bold"/>
    </style:style>
    <style:style style:name="T60" style:family="text">
      <style:text-properties fo:font-size="10pt" fo:font-weight="bold" officeooo:rsid="0016a9ba" style:font-size-asian="10pt" style:font-weight-asian="bold" style:font-size-complex="10pt" style:font-weight-complex="bold"/>
    </style:style>
    <style:style style:name="T61" style:family="text">
      <style:text-properties fo:font-size="10pt" fo:font-weight="bold" officeooo:rsid="0033cf92" style:font-size-asian="10pt" style:font-weight-asian="bold" style:font-size-complex="10pt" style:font-weight-complex="bold"/>
    </style:style>
    <style:style style:name="T62" style:family="text">
      <style:text-properties officeooo:rsid="002de875"/>
    </style:style>
    <style:style style:name="T63" style:family="text">
      <style:text-properties fo:color="#ff0000" loext:opacity="100%" officeooo:rsid="002de875" fo:background-color="transparent" loext:char-shading-value="0"/>
    </style:style>
    <style:style style:name="T64" style:family="text">
      <style:text-properties fo:color="#ff0000" loext:opacity="100%" officeooo:rsid="002e681d" fo:background-color="transparent" loext:char-shading-value="0"/>
    </style:style>
    <style:style style:name="T65" style:family="text">
      <style:text-properties fo:color="#ff0000" loext:opacity="100%" fo:font-size="11pt" fo:font-weight="normal" officeooo:rsid="0031cee3" style:font-size-asian="11pt" style:font-weight-asian="normal" style:font-size-complex="11pt" style:font-weight-complex="normal"/>
    </style:style>
    <style:style style:name="T66" style:family="text">
      <style:text-properties fo:color="#ff0000" loext:opacity="100%" style:font-name="Liberation Serif" fo:font-size="10pt" fo:font-weight="normal" officeooo:rsid="0031cee3" style:font-size-asian="10pt" style:font-weight-asian="normal" style:font-size-complex="10pt" style:font-weight-complex="normal"/>
    </style:style>
    <style:style style:name="T67" style:family="text">
      <style:text-properties fo:color="#ff0000" loext:opacity="100%" style:font-name="Liberation Serif" fo:font-size="10pt" style:font-size-asian="10pt" style:font-size-complex="10pt"/>
    </style:style>
    <style:style style:name="T68" style:family="text">
      <style:text-properties officeooo:rsid="002ef430"/>
    </style:style>
    <style:style style:name="T6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70" style:family="text">
      <style:text-properties fo:color="#000000" loext:opacity="100%" fo:font-size="11pt" fo:font-weight="normal" officeooo:rsid="0031cee3" style:font-size-asian="11pt" style:font-weight-asian="normal" style:font-size-complex="11pt" style:font-weight-complex="normal"/>
    </style:style>
    <style:style style:name="T71" style:family="text">
      <style:text-properties fo:color="#000000" loext:opacity="100%" officeooo:rsid="003595c7"/>
    </style:style>
    <style:style style:name="T72" style:family="text">
      <style:text-properties fo:color="#000000" loext:opacity="100%" officeooo:rsid="00178c63"/>
    </style:style>
    <style:style style:name="T73" style:family="text">
      <style:text-properties officeooo:rsid="003366fb"/>
    </style:style>
    <style:style style:name="T74" style:family="text">
      <style:text-properties fo:color="#c9211e" loext:opacity="100%"/>
    </style:style>
    <style:style style:name="T75" style:family="text">
      <style:text-properties fo:color="#c9211e" loext:opacity="100%" officeooo:rsid="003595c7"/>
    </style:style>
    <style:style style:name="T76" style:family="text">
      <style:text-properties fo:color="#c9211e" loext:opacity="100%" style:font-name="Liberation Serif" fo:font-size="11pt" officeooo:rsid="003b7f7f" style:font-size-asian="11pt" style:font-size-complex="11pt"/>
    </style:style>
    <style:style style:name="T77" style:family="text">
      <style:text-properties fo:color="#c9211e" loext:opacity="100%" style:font-name="Liberation Serif" fo:font-size="11pt" officeooo:rsid="00424556" style:font-size-asian="11pt" style:font-size-complex="11pt"/>
    </style:style>
    <style:style style:name="T78" style:family="text">
      <style:text-properties fo:color="#c9211e" loext:opacity="100%" style:font-name="Liberation Serif" fo:font-size="11pt" fo:font-weight="normal" officeooo:rsid="003b7f7f" style:font-size-asian="11pt" style:font-weight-asian="normal" style:font-size-complex="11pt" style:font-weight-complex="normal"/>
    </style:style>
    <style:style style:name="T79" style:family="text">
      <style:text-properties fo:color="#c9211e" loext:opacity="100%" style:font-name="Liberation Serif" fo:font-size="11pt" fo:font-weight="normal" officeooo:rsid="00424556" style:font-size-asian="11pt" style:font-weight-asian="normal" style:font-size-complex="11pt" style:font-weight-complex="normal"/>
    </style:style>
    <style:style style:name="T80" style:family="text">
      <style:text-properties fo:font-style="italic" officeooo:rsid="0036b10c" style:font-style-asian="italic" style:font-style-complex="italic"/>
    </style:style>
    <style:style style:name="T81" style:family="text">
      <style:text-properties officeooo:rsid="003ab64e"/>
    </style:style>
    <style:style style:name="T82" style:family="text">
      <style:text-properties officeooo:rsid="003b7f7f"/>
    </style:style>
    <style:style style:name="T83" style:family="text">
      <style:text-properties officeooo:rsid="003d4853"/>
    </style:style>
    <style:style style:name="T84" style:family="text">
      <style:text-properties officeooo:rsid="003f0ffa"/>
    </style:style>
    <style:style style:name="T85" style:family="text">
      <style:text-properties officeooo:rsid="0040d762"/>
    </style:style>
    <style:style style:name="T86" style:family="text">
      <style:text-properties officeooo:rsid="00424556"/>
    </style:style>
    <style:style style:name="T87" style:family="text">
      <style:text-properties officeooo:rsid="00443fa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3"><text:span text:style-name="Source_20_Text"><text:span text:style-name="T34">COMMANDS:</text:span></text:span></text:h>
      <text:p text:style-name="P47"><text:span text:style-name="Source_20_Text"><text:span text:style-name="T25"/></text:span></text:p>
      <text:h text:style-name="P52" text:outline-level="3"><text:span text:style-name="Source_20_Text"><text:span text:style-name="T16">1. </text:span></text:span><text:span text:style-name="Source_20_Text"><text:span text:style-name="T15">man &lt;command&gt;</text:span></text:span><text:span text:style-name="Source_20_Text"><text:span text:style-name="T8"> (</text:span></text:span><text:span text:style-name="Source_20_Text"><text:span text:style-name="T15">Manual</text:span></text:span><text:span text:style-name="Source_20_Text"><text:span text:style-name="T8">): </text:span></text:span><text:span text:style-name="Source_20_Text"><text:span text:style-name="T15">it displays the full documentation (like a guidebook) for most Unix commands.</text:span></text:span></text:h>
      <text:p text:style-name="P53"><text:span text:style-name="Source_20_Text"><text:span text:style-name="T15"/></text:span></text:p>
      <text:p text:style-name="P65"><text:span text:style-name="Source_20_Text"><text:span text:style-name="T21">2. </text:span></text:span><text:span text:style-name="Source_20_Text"><text:span text:style-name="T22">help &lt;command&gt; (Help): Gives </text:span></text:span><text:span text:style-name="Source_20_Text"><text:span text:style-name="Strong_20_Emphasis"><text:span text:style-name="T17">quick help</text:span></text:span></text:span><text:span text:style-name="Source_20_Text"><text:span text:style-name="T22"> for </text:span></text:span><text:span text:style-name="Source_20_Text"><text:span text:style-name="Strong_20_Emphasis"><text:span text:style-name="T17">bash built-in commands</text:span></text:span></text:span><text:span text:style-name="Source_20_Text"><text:span text:style-name="T22"> (like </text:span></text:span><text:span text:style-name="Source_20_Text"><text:span text:style-name="T59">cd</text:span></text:span><text:span text:style-name="Source_20_Text"><text:span text:style-name="T22">, </text:span></text:span><text:span text:style-name="Source_20_Text"><text:span text:style-name="T59">exit</text:span></text:span><text:span text:style-name="Source_20_Text"><text:span text:style-name="T22">, </text:span></text:span><text:span text:style-name="Source_20_Text"><text:span text:style-name="T59">history</text:span></text:span><text:span text:style-name="Source_20_Text"><text:span text:style-name="T22">).</text:span></text:span></text:p>
      <text:h text:style-name="P46" text:outline-level="3"><text:span text:style-name="Source_20_Text"><text:span text:style-name="T16"/></text:span></text:h>
      <text:p text:style-name="P47"><text:span text:style-name="Source_20_Text"><text:span text:style-name="T16"/></text:span></text:p>
      <text:h text:style-name="P46" text:outline-level="3"><text:span text:style-name="Source_20_Text"><text:span text:style-name="T16">3. </text:span></text:span><text:span text:style-name="Source_20_Text"><text:span text:style-name="T8">ls</text:span></text:span><text:span text:style-name="T8"> (list): Lists files and directories in the current directory.</text:span><text:span text:style-name="T5"> </text:span></text:h>
      <text:list xml:id="list3716724947" text:style-name="L1">
        <text:list-header>
          <text:p text:style-name="P74"><text:span text:style-name="Strong_20_Emphasis"><text:span text:style-name="T4">Usage</text:span></text:span><text:span text:style-name="T4">: </text:span></text:p>
        </text:list-header>
      </text:list>
      <text:p text:style-name="P48"><text:span text:style-name="Source_20_Text"><text:span text:style-name="T4">ls</text:span></text:span><text:span text:style-name="T4">,</text:span></text:p>
      <text:p text:style-name="P48"><text:span text:style-name="Source_20_Text"><text:span text:style-name="T4">ls -l</text:span></text:span><text:span text:style-name="T4"> →to check executable flag</text:span></text:p>
      <text:p text:style-name="P64">ls -lR → to list sub directories</text:p>
      <text:p text:style-name="P48"><text:span text:style-name="Source_20_Text"><text:span text:style-name="T4">ls -a → </text:span></text:span><text:span text:style-name="Source_20_Text"><text:span text:style-name="T6">for listing hidden files in directory</text:span></text:span></text:p>
      <text:p text:style-name="P51"><text:span text:style-name="Source_20_Text"><text:span text:style-name="T13">ls \directory1 → list files </text:span></text:span><text:span text:style-name="Source_20_Text"><text:span text:style-name="T14">of</text:span></text:span><text:span text:style-name="Source_20_Text"><text:span text:style-name="T13"> </text:span></text:span><text:span text:style-name="Source_20_Text"><text:span text:style-name="T14">just next </text:span></text:span><text:span text:style-name="Source_20_Text"><text:span text:style-name="T13">directory while being in </text:span></text:span><text:span text:style-name="Source_20_Text"><text:span text:style-name="T14">previous </text:span></text:span><text:span text:style-name="Source_20_Text"><text:span text:style-name="T13">directory.</text:span></text:span></text:p>
      <text:h text:style-name="P46" text:outline-level="3"><text:span text:style-name="Source_20_Text"><text:span text:style-name="T16">4. </text:span></text:span><text:span text:style-name="Source_20_Text"><text:span text:style-name="T5">cd</text:span></text:span><text:span text:style-name="T5"> (change directory): Changes the current working directory.</text:span></text:h>
      <text:list xml:id="list1964182933" text:style-name="L2">
        <text:list-header>
          <text:p text:style-name="P75"><text:span text:style-name="Strong_20_Emphasis"><text:span text:style-name="T4">Usage</text:span></text:span><text:span text:style-name="T4">: </text:span></text:p>
          <text:p text:style-name="P75"><text:span text:style-name="Source_20_Text"><text:span text:style-name="T4">cd [directory]</text:span></text:span></text:p>
          <text:p text:style-name="P75"><text:span text:style-name="Source_20_Text"><text:span text:style-name="T6">cd .. : for coming to previous directory</text:span></text:span></text:p>
        </text:list-header>
      </text:list>
      <text:h text:style-name="P46" text:outline-level="3"><text:span text:style-name="Source_20_Text"><text:span text:style-name="T16">5. </text:span></text:span><text:span text:style-name="Source_20_Text"><text:span text:style-name="T4">cat</text:span></text:span><text:span text:style-name="T4"> (concatenate and display): <text:s/>Displays the contents of a file.</text:span></text:h>
      <text:list xml:id="list1333833424" text:style-name="L3">
        <text:list-header>
          <text:p text:style-name="P76"><text:span text:style-name="Strong_20_Emphasis"><text:span text:style-name="T4">Usage</text:span></text:span><text:span text:style-name="T4">: </text:span></text:p>
          <text:p text:style-name="P76"><text:span text:style-name="Source_20_Text"><text:span text:style-name="T4">cat [filename] → to read content</text:span></text:span></text:p>
          <text:p text:style-name="P76"><text:span text:style-name="Source_20_Text"><text:span text:style-name="T7">cat /</text:span></text:span><text:span text:style-name="Source_20_Text"><text:span text:style-name="T9">[directory1] [filename] : display file while being in home or any other directory.</text:span></text:span></text:p>
          <text:p text:style-name="P76"><text:span text:style-name="Source_20_Text"><text:span text:style-name="T9">cat file ./* : </text:span></text:span><text:span text:style-name="Source_20_Text"><text:span text:style-name="T11">to display all the files in a directory</text:span></text:span></text:p>
        </text:list-header>
      </text:list>
      <text:p text:style-name="P47"><text:span text:style-name="Source_20_Text"><text:span text:style-name="T4"/></text:span></text:p>
      <text:h text:style-name="P49" text:outline-level="3"><text:span text:style-name="Source_20_Text"><text:span text:style-name="T16">6. </text:span></text:span><text:span text:style-name="Source_20_Text"><text:span text:style-name="T4">file: Tells you what type of data is in a file (text, binary, image, etc.).</text:span></text:span></text:h>
      <text:list xml:id="list735442202" text:style-name="L4">
        <text:list-header>
          <text:p text:style-name="P77"><text:span text:style-name="Strong_20_Emphasis"><text:span text:style-name="T4">Usage</text:span></text:span><text:span text:style-name="T4">: </text:span></text:p>
          <text:p text:style-name="P77"><text:span text:style-name="Source_20_Text"><text:span text:style-name="T4">file [filename]</text:span></text:span></text:p>
          <text:p text:style-name="P77"><text:span text:style-name="Source_20_Text"><text:span text:style-name="T9">file ./* : for finding </text:span></text:span><text:span text:style-name="Source_20_Text"><text:span text:style-name="T10">data types of </text:span></text:span><text:span text:style-name="Source_20_Text"><text:span text:style-name="T9">all the </text:span></text:span><text:span text:style-name="Source_20_Text"><text:span text:style-name="T10">files in a directory.</text:span></text:span></text:p>
        </text:list-header>
      </text:list>
      <text:p text:style-name="P47"><text:span text:style-name="Strong_20_Emphasis"><text:span text:style-name="T4"/></text:span></text:p>
      <text:h text:style-name="P49" text:outline-level="3"><text:span text:style-name="Source_20_Text"><text:span text:style-name="T16">7. </text:span></text:span><text:span text:style-name="Source_20_Text"><text:span text:style-name="T4">du</text:span></text:span><text:span text:style-name="T4"> (disk usage): Shows the size of files and directories.</text:span></text:h>
      <text:p text:style-name="P50"><text:span text:style-name="Strong_20_Emphasis"><text:span text:style-name="T4">Usage</text:span></text:span><text:span text:style-name="T4">: </text:span></text:p>
      <text:p text:style-name="P50"><text:span text:style-name="Source_20_Text"><text:span text:style-name="T4">du</text:span></text:span><text:span text:style-name="T4">, </text:span></text:p>
      <text:p text:style-name="P64">du -b → gives size in bytes</text:p>
      <text:p text:style-name="P50"><text:span text:style-name="Source_20_Text"><text:span text:style-name="T4">du -sh *</text:span></text:span></text:p>
      <text:list xml:id="list3901253443" text:style-name="L5">
        <text:list-header>
          <text:p text:style-name="P78"><text:soft-page-break/><text:span text:style-name="Strong_20_Emphasis"><text:span text:style-name="T4"/></text:span></text:p>
        </text:list-header>
      </text:list>
      <text:h text:style-name="P49" text:outline-level="3"><text:span text:style-name="Source_20_Text"><text:span text:style-name="T16">8. </text:span></text:span><text:span text:style-name="Source_20_Text"><text:span text:style-name="T4">find </text:span></text:span><text:span text:style-name="Source_20_Text"><text:span text:style-name="T20">: Searches for files and directories based on conditions.</text:span></text:span></text:h>
      <text:list xml:id="list3051635603" text:style-name="L6">
        <text:list-header>
          <text:p text:style-name="P79"><text:span text:style-name="Strong_20_Emphasis"><text:span text:style-name="T4">Usage</text:span></text:span><text:span text:style-name="T4">: </text:span></text:p>
        </text:list-header>
      </text:list>
      <text:list xml:id="list3351012896" text:style-name="L7">
        <text:list-item>
          <text:p text:style-name="P81"><text:span text:style-name="Source_20_Text"><text:span text:style-name="T4">find [path] [options]</text:span></text:span></text:p>
        </text:list-item>
        <text:list-item>
          <text:p text:style-name="P81"><text:span text:style-name="Source_20_Text"><text:span text:style-name="T4">find inhere -type f -size 1033c ! -executable -readable → </text:span></text:span><text:span text:style-name="Source_20_Text"><text:span text:style-name="T12">Find file of certain properties</text:span></text:span></text:p>
        </text:list-item>
      </text:list>
      <text:list xml:id="list185934231195081" text:continue-list="list3051635603" text:style-name="L6">
        <text:list-header>
          <text:p text:style-name="P79"><text:span text:style-name="Source_20_Text"><text:span text:style-name="T4">inhere — the directory to search in</text:span></text:span></text:p>
          <text:p text:style-name="P79"><text:span text:style-name="Source_20_Text"><text:span text:style-name="T4">type f — find only files</text:span></text:span></text:p>
          <text:p text:style-name="P79"><text:span text:style-name="Source_20_Text"><text:span text:style-name="T4">-size 1033c — look for files exactly 1033 bytes (c stands for bytes)</text:span></text:span></text:p>
          <text:p text:style-name="P79"><text:span text:style-name="Source_20_Text"><text:span text:style-name="T4">! -executable — exclude executable files</text:span></text:span></text:p>
          <text:p text:style-name="P79"><text:span text:style-name="Source_20_Text"><text:span text:style-name="T4"><text:s/>-readable — ensure the file is readable</text:span></text:span></text:p>
        </text:list-header>
      </text:list>
      <text:h text:style-name="P54" text:outline-level="3"><text:span text:style-name="Source_20_Text"><text:span text:style-name="T61">9</text:span></text:span><text:span text:style-name="Source_20_Text"><text:span text:style-name="T20">. </text:span></text:span><text:span text:style-name="Source_20_Text"><text:span text:style-name="T60">grep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Strong_20_Emphasis"><text:span text:style-name="T18">Global Regular Expression Prin</text:span></text:span></text:span><text:span text:style-name="Source_20_Text"><text:span text:style-name="Strong_20_Emphasis"><text:span text:style-name="T19">t): </text:span></text:span></text:span><text:span text:style-name="Source_20_Text"><text:span text:style-name="T20">It searches for </text:span></text:span><text:span text:style-name="Source_20_Text"><text:span text:style-name="Strong_20_Emphasis"><text:span text:style-name="T18">patterns/keywords</text:span></text:span></text:span><text:span text:style-name="Source_20_Text"><text:span text:style-name="T20"> inside files or command output.</text:span></text:span></text:h>
      <text:list xml:id="list185933519923992" text:continue-numbering="true" text:style-name="L6">
        <text:list-header>
          <text:p text:style-name="P80"><text:span text:style-name="Strong_20_Emphasis"><text:span text:style-name="T18">Usage</text:span></text:span><text:span text:style-name="Source_20_Text"><text:span text:style-name="T20">: </text:span></text:span></text:p>
        </text:list-header>
        <text:list-item>
          <text:p text:style-name="P80"><text:span text:style-name="Source_20_Text"><text:span text:style-name="T24">grep [options] "pattern" filename</text:span></text:span></text:p>
        </text:list-item>
      </text:list>
      <text:h text:style-name="P55" text:outline-level="3"><text:span text:style-name="Strong_20_Emphasis"><text:span text:style-name="T27">10</text:span></text:span><text:span text:style-name="Strong_20_Emphasis"><text:span text:style-name="T26">. sort: Sorts lines of text files.</text:span></text:span></text:h>
      <text:p text:style-name="P56"><text:span text:style-name="Strong_20_Emphasis"><text:span text:style-name="T29">Syntax: sort [OPTIONS] [FILE...]</text:span></text:span></text:p>
      <text:p text:style-name="P56"><text:span text:style-name="Strong_20_Emphasis"><text:span text:style-name="T29">Usage: sort names.txt</text:span></text:span></text:p>
      <text:p text:style-name="P66"><text:span text:style-name="Strong_20_Emphasis"><text:span text:style-name="T29">Details: The sort command arranges the observations of the current data into ascending order based on the values of the variables in varlist.</text:span></text:span></text:p>
      <text:p text:style-name="P66"><text:span text:style-name="Strong_20_Emphasis"><text:span text:style-name="T27">1</text:span></text:span><text:span text:style-name="Strong_20_Emphasis"><text:span text:style-name="T30">1</text:span></text:span><text:span text:style-name="Strong_20_Emphasis"><text:span text:style-name="T26">. uniq: Filters out repeated lines in a file. </text:span></text:span><text:span text:style-name="Strong_20_Emphasis"><text:span text:style-name="T76">(use </text:span></text:span><text:span text:style-name="Strong_20_Emphasis"><text:span text:style-name="T77">with pipeing</text:span></text:span><text:span text:style-name="Strong_20_Emphasis"><text:span text:style-name="T76">)</text:span></text:span></text:p>
      <text:p text:style-name="P56"><text:span text:style-name="Strong_20_Emphasis"><text:span text:style-name="T29">Syntax: uniq [OPTIONS] [INPUT [OUTPUT]]</text:span></text:span></text:p>
      <text:p text:style-name="P56"><text:span text:style-name="Strong_20_Emphasis"><text:span text:style-name="T29">Usage: uniq sorted.txt</text:span></text:span></text:p>
      <text:p text:style-name="P56"><text:span text:style-name="Strong_20_Emphasis"><text:span text:style-name="T29">Details: The uniq command in Linux is a command-line utility that reports or filters out the repeated lines in a file.</text:span></text:span></text:p>
      <text:p text:style-name="P56"><text:span text:style-name="Strong_20_Emphasis"><text:span text:style-name="T27">12</text:span></text:span><text:span text:style-name="Strong_20_Emphasis"><text:span text:style-name="T26">. strings: Extracts printable strings from binary files.</text:span></text:span></text:p>
      <text:p text:style-name="P56"><text:span text:style-name="Strong_20_Emphasis"><text:span text:style-name="T29">Syntax: strings [OPTIONS] FILE...</text:span></text:span></text:p>
      <text:p text:style-name="P56"><text:span text:style-name="Strong_20_Emphasis"><text:span text:style-name="T29">Usage: strings binaryfile</text:span></text:span></text:p>
      <text:p text:style-name="P56"><text:span text:style-name="Strong_20_Emphasis"><text:span text:style-name="T29">Details: The strings command looks for printable strings in a file. A string is any sequence of 4 or more printable characters.</text:span></text:span></text:p>
      <text:p text:style-name="P56"><text:span text:style-name="Strong_20_Emphasis"><text:span text:style-name="T27">13</text:span></text:span><text:span text:style-name="Strong_20_Emphasis"><text:span text:style-name="T26">. base64: Encodes or decodes data using Base64 representation.</text:span></text:span></text:p>
      <text:p text:style-name="P56"><text:span text:style-name="Strong_20_Emphasis"><text:span text:style-name="T29">Syntax: base64 [OPTIONS] [FILE]</text:span></text:span></text:p>
      <text:p text:style-name="P56"><text:span text:style-name="Strong_20_Emphasis"><text:span text:style-name="T29">Usage: base64 image.png &gt; image.b64</text:span></text:span></text:p>
      <text:p text:style-name="P56"><text:span text:style-name="Strong_20_Emphasis"><text:span text:style-name="T29">Details: Base64 encoding converts binary data into ASCII characters, suitable for embedding in text files.</text:span></text:span></text:p>
      <text:p text:style-name="P56"><text:span text:style-name="Strong_20_Emphasis"><text:span text:style-name="T28">14</text:span></text:span><text:span text:style-name="Strong_20_Emphasis"><text:span text:style-name="T26">. tr: Translates or deletes characters from input.</text:span></text:span></text:p>
      <text:p text:style-name="P62"><text:span text:style-name="Strong_20_Emphasis"><text:span text:style-name="T29">Syntax: tr [OPTIONS] SET1 [SET2] </text:span></text:span><text:span text:style-name="Strong_20_Emphasis"><text:span text:style-name="T78">(use </text:span></text:span><text:span text:style-name="Strong_20_Emphasis"><text:span text:style-name="T79">with pipeing</text:span></text:span><text:span text:style-name="Strong_20_Emphasis"><text:span text:style-name="T78">)</text:span></text:span></text:p>
      <text:p text:style-name="P56"><text:span text:style-name="Strong_20_Emphasis"><text:span text:style-name="T29">Usage: tr 'a-z' 'A-Z' &lt; file.txt</text:span></text:span></text:p>
      <text:p text:style-name="P56"><text:soft-page-break/><text:span text:style-name="Strong_20_Emphasis"><text:span text:style-name="T29">Details: The tr command translates or deletes characters from standard input and writes the result to standard output.</text:span></text:span></text:p>
      <text:p text:style-name="P56"><text:span text:style-name="Strong_20_Emphasis"><text:span text:style-name="T28">15</text:span></text:span><text:span text:style-name="Strong_20_Emphasis"><text:span text:style-name="T26">. tar: Archives multiple files into a single file.</text:span></text:span></text:p>
      <text:p text:style-name="P56"><text:span text:style-name="Strong_20_Emphasis"><text:span text:style-name="T29">Syntax: tar [OPTIONS] [ARCHIVE_NAME] [FILE...]</text:span></text:span></text:p>
      <text:p text:style-name="P56"><text:span text:style-name="Strong_20_Emphasis"><text:span text:style-name="T29">Usage: tar -cvf archive.tar file1 file2</text:span></text:span></text:p>
      <text:p text:style-name="P56"><text:span text:style-name="Strong_20_Emphasis"><text:span text:style-name="T29">Details: The tar command is used to create and manipulate archive files.</text:span></text:span></text:p>
      <text:p text:style-name="P56"><text:span text:style-name="Strong_20_Emphasis"><text:span text:style-name="T28">16</text:span></text:span><text:span text:style-name="Strong_20_Emphasis"><text:span text:style-name="T26">. gzip: Compresses files using the Gzip algorithm.</text:span></text:span></text:p>
      <text:p text:style-name="P56"><text:span text:style-name="Strong_20_Emphasis"><text:span text:style-name="T29">Syntax: gzip [OPTIONS] [FILE...]</text:span></text:span></text:p>
      <text:p text:style-name="P56"><text:span text:style-name="Strong_20_Emphasis"><text:span text:style-name="T29">Usage: gzip file.txt</text:span></text:span></text:p>
      <text:p text:style-name="P56"><text:span text:style-name="Strong_20_Emphasis"><text:span text:style-name="T29">Details: The gzip command compresses files, reducing their size for storage or transmission.</text:span></text:span></text:p>
      <text:p text:style-name="P56"><text:span text:style-name="Strong_20_Emphasis"><text:span text:style-name="T28">17</text:span></text:span><text:span text:style-name="Strong_20_Emphasis"><text:span text:style-name="T26">. bzip2: Compresses files using the Burrows-Wheeler block sorting algorithm.</text:span></text:span></text:p>
      <text:p text:style-name="P56"><text:span text:style-name="Strong_20_Emphasis"><text:span text:style-name="T29">Syntax: bzip2 [OPTIONS] [FILE...]</text:span></text:span></text:p>
      <text:p text:style-name="P56"><text:span text:style-name="Strong_20_Emphasis"><text:span text:style-name="T29">Usage: bzip2 file.txt</text:span></text:span></text:p>
      <text:p text:style-name="P56"><text:span text:style-name="Strong_20_Emphasis"><text:span text:style-name="T29">Details: The bzip2 command compresses files, achieving higher compression ratios.</text:span></text:span></text:p>
      <text:p text:style-name="P56"><text:span text:style-name="Strong_20_Emphasis"><text:span text:style-name="T28">18</text:span></text:span><text:span text:style-name="Strong_20_Emphasis"><text:span text:style-name="T26">. xxd: Creates a hex dump of a file or standard input.</text:span></text:span></text:p>
      <text:p text:style-name="P56"><text:span text:style-name="Strong_20_Emphasis"><text:span text:style-name="T29">Syntax: xxd [OPTIONS] [FILE]</text:span></text:span></text:p>
      <text:p text:style-name="P56"><text:span text:style-name="Strong_20_Emphasis"><text:span text:style-name="T29">Usage: xxd file.bin</text:span></text:span></text:p>
      <text:p text:style-name="P56"><text:span text:style-name="Strong_20_Emphasis"><text:span text:style-name="T29">Details: The xxd command creates a hex dump or converts it back to binary form.</text:span></text:span></text:p>
      <text:p text:style-name="P56"><text:span text:style-name="Strong_20_Emphasis"><text:span text:style-name="T31">1</text:span></text:span><text:span text:style-name="Strong_20_Emphasis"><text:span text:style-name="T32">9</text:span></text:span><text:span text:style-name="Strong_20_Emphasis"><text:span text:style-name="T31">. mkdir: Creates a new directory.</text:span></text:span></text:p>
      <text:p text:style-name="P56"><text:span text:style-name="Strong_20_Emphasis"><text:span text:style-name="T29">Syntax: mkdir [OPTIONS] DIRECTORY...</text:span></text:span></text:p>
      <text:p text:style-name="P56"><text:span text:style-name="Strong_20_Emphasis"><text:span text:style-name="T29">Usage: mkdir new_folder</text:span></text:span></text:p>
      <text:p text:style-name="P56"><text:span text:style-name="Strong_20_Emphasis"><text:span text:style-name="T29">Details: The mkdir command is used to create one or more directories specified by the user.</text:span></text:span></text:p>
      <text:p text:style-name="P56"><text:span text:style-name="Strong_20_Emphasis"><text:span text:style-name="T32">20</text:span></text:span><text:span text:style-name="Strong_20_Emphasis"><text:span text:style-name="T31">. cp: Copies files and directories.</text:span></text:span></text:p>
      <text:p text:style-name="P56"><text:span text:style-name="Strong_20_Emphasis"><text:span text:style-name="T29">Syntax: cp [OPTIONS] SOURCE DEST</text:span></text:span></text:p>
      <text:p text:style-name="P56"><text:span text:style-name="Strong_20_Emphasis"><text:span text:style-name="T29">Usage: cp file1.txt backup/</text:span></text:span></text:p>
      <text:p text:style-name="P56"><text:span text:style-name="Strong_20_Emphasis"><text:span text:style-name="T29">Details: The cp command copies files or groups of files and directories.</text:span></text:span></text:p>
      <text:p text:style-name="P56"><text:span text:style-name="Strong_20_Emphasis"><text:span text:style-name="T33">21. m</text:span></text:span><text:span text:style-name="Strong_20_Emphasis"><text:span text:style-name="T31">v:</text:span></text:span><text:span text:style-name="Strong_20_Emphasis"><text:span text:style-name="T29"> </text:span></text:span><text:span text:style-name="Strong_20_Emphasis"><text:span text:style-name="T31">Moves or renames files and directories.</text:span></text:span></text:p>
      <text:p text:style-name="P56"><text:span text:style-name="Strong_20_Emphasis"><text:span text:style-name="T29">Syntax: mv [OPTIONS] SOURCE DEST</text:span></text:span></text:p>
      <text:p text:style-name="P56"><text:span text:style-name="Strong_20_Emphasis"><text:span text:style-name="T29">Usage: mv oldname.txt newname.txt</text:span></text:span></text:p>
      <text:p text:style-name="P56"><text:span text:style-name="Strong_20_Emphasis"><text:span text:style-name="T29">Details: The mv command is used to move files and directories or rename them.</text:span></text:span></text:p>
      <text:p text:style-name="P56"><text:span text:style-name="Strong_20_Emphasis"><text:span text:style-name="T31">1. ssh</text:span></text:span></text:p>
      <text:p text:style-name="P56"><text:span text:style-name="Strong_20_Emphasis"><text:span text:style-name="T31">Definition: Secure Shell for remote login.</text:span></text:span></text:p>
      <text:p text:style-name="P56"><text:span text:style-name="Strong_20_Emphasis"><text:span text:style-name="T29">Syntax: ssh [OPTIONS] user@hostname</text:span></text:span></text:p>
      <text:p text:style-name="P56"><text:span text:style-name="Strong_20_Emphasis"><text:span text:style-name="T29">Usage: ssh user@192.168.1.10</text:span></text:span></text:p>
      <text:p text:style-name="P56"><text:soft-page-break/><text:span text:style-name="Strong_20_Emphasis"><text:span text:style-name="T29">Details: SSH is used to securely log into a remote machine and execute commands.</text:span></text:span></text:p>
      <text:p text:style-name="P56"><text:span text:style-name="Strong_20_Emphasis"><text:span text:style-name="T31">2. telnet</text:span></text:span></text:p>
      <text:p text:style-name="P56"><text:span text:style-name="Strong_20_Emphasis"><text:span text:style-name="T31">Definition: User command and underlying TCP/IP protocol for accessing remote computers.</text:span></text:span></text:p>
      <text:p text:style-name="P56"><text:span text:style-name="Strong_20_Emphasis"><text:span text:style-name="T29">Syntax: telnet [HOST] [PORT]</text:span></text:span></text:p>
      <text:p text:style-name="P56"><text:span text:style-name="Strong_20_Emphasis"><text:span text:style-name="T29">Usage: telnet 192.168.1.10 23</text:span></text:span></text:p>
      <text:p text:style-name="P56"><text:span text:style-name="Strong_20_Emphasis"><text:span text:style-name="T29">Details: Telnet allows remote access over TCP, often used for testing open ports.</text:span></text:span></text:p>
      <text:p text:style-name="P56"><text:span text:style-name="Strong_20_Emphasis"><text:span text:style-name="T31">3. nc (netcat)</text:span></text:span></text:p>
      <text:p text:style-name="P56"><text:span text:style-name="Strong_20_Emphasis"><text:span text:style-name="T31">Definition: Reads and writes data across networks using TCP or UDP.</text:span></text:span></text:p>
      <text:p text:style-name="P56"><text:span text:style-name="Strong_20_Emphasis"><text:span text:style-name="T29">Syntax: nc [OPTIONS] HOST PORT</text:span></text:span></text:p>
      <text:p text:style-name="P56"><text:span text:style-name="Strong_20_Emphasis"><text:span text:style-name="T29">Usage: nc -v 192.168.1.10 80</text:span></text:span></text:p>
      <text:p text:style-name="P56"><text:span text:style-name="Strong_20_Emphasis"><text:span text:style-name="T29">Details: Netcat is a versatile networking tool used for port scanning, file transfer, and debugging.</text:span></text:span></text:p>
      <text:p text:style-name="P56"><text:span text:style-name="Strong_20_Emphasis"><text:span text:style-name="T31">4. ncat</text:span></text:span></text:p>
      <text:p text:style-name="P56"><text:span text:style-name="Strong_20_Emphasis"><text:span text:style-name="T31">Definition: A modern reinvention of netcat by Nmap.</text:span></text:span></text:p>
      <text:p text:style-name="P56"><text:span text:style-name="Strong_20_Emphasis"><text:span text:style-name="T29">Syntax: ncat [OPTIONS] HOST PORT</text:span></text:span></text:p>
      <text:p text:style-name="P56"><text:span text:style-name="Strong_20_Emphasis"><text:span text:style-name="T29">Usage: ncat --ssl 192.168.1.10 443</text:span></text:span></text:p>
      <text:p text:style-name="P56"><text:span text:style-name="Strong_20_Emphasis"><text:span text:style-name="T29">Details: Ncat offers encryption and connection brokering.</text:span></text:span></text:p>
      <text:p text:style-name="P56"><text:span text:style-name="Strong_20_Emphasis"><text:span text:style-name="T31">5. socat</text:span></text:span></text:p>
      <text:p text:style-name="P56"><text:span text:style-name="Strong_20_Emphasis"><text:span text:style-name="T31">Definition: Multipurpose relay for bidirectional data transfer.</text:span></text:span></text:p>
      <text:p text:style-name="P56"><text:span text:style-name="Strong_20_Emphasis"><text:span text:style-name="T29">Syntax: socat [OPTIONS] &lt;address1&gt; &lt;address2&gt;</text:span></text:span></text:p>
      <text:p text:style-name="P56"><text:span text:style-name="Strong_20_Emphasis"><text:span text:style-name="T29">Usage: socat TCP4-LISTEN:1234,fork EXEC:/bin/bash</text:span></text:span></text:p>
      <text:p text:style-name="P56"><text:span text:style-name="Strong_20_Emphasis"><text:span text:style-name="T29">Details: Socat connects two data streams and is used for port forwarding and tunneling.</text:span></text:span></text:p>
      <text:p text:style-name="P56"><text:span text:style-name="Strong_20_Emphasis"><text:span text:style-name="T31">6. openssl</text:span></text:span></text:p>
      <text:p text:style-name="P56"><text:span text:style-name="Strong_20_Emphasis"><text:span text:style-name="T31">Definition: Toolkit for TLS/SSL protocols and encryption.</text:span></text:span></text:p>
      <text:p text:style-name="P56"><text:span text:style-name="Strong_20_Emphasis"><text:span text:style-name="T29">Syntax: openssl [command] [options]</text:span></text:span></text:p>
      <text:p text:style-name="P56"><text:span text:style-name="Strong_20_Emphasis"><text:span text:style-name="T29">Usage: openssl enc -aes-256-cbc -in file.txt -out file.enc</text:span></text:span></text:p>
      <text:p text:style-name="P56"><text:span text:style-name="Strong_20_Emphasis"><text:span text:style-name="T29">Details: OpenSSL is used for encryption, key generation, and certificate management.</text:span></text:span></text:p>
      <text:p text:style-name="P56"><text:span text:style-name="Strong_20_Emphasis"><text:span text:style-name="T31">7. openssl s_client</text:span></text:span></text:p>
      <text:p text:style-name="P56"><text:span text:style-name="Strong_20_Emphasis"><text:span text:style-name="T31">Definition: SSL/TLS client program for testing servers.</text:span></text:span></text:p>
      <text:p text:style-name="P56"><text:span text:style-name="Strong_20_Emphasis"><text:span text:style-name="T29">Syntax: openssl s_client -connect host:port</text:span></text:span></text:p>
      <text:p text:style-name="P56"><text:span text:style-name="Strong_20_Emphasis"><text:span text:style-name="T29">Usage: openssl s_client -connect google.com:443</text:span></text:span></text:p>
      <text:p text:style-name="P56"><text:span text:style-name="Strong_20_Emphasis"><text:span text:style-name="T29">Details: Useful for debugging SSL configurations and certificates.</text:span></text:span></text:p>
      <text:p text:style-name="P56"><text:span text:style-name="Strong_20_Emphasis"><text:span text:style-name="T31">8. nmap</text:span></text:span></text:p>
      <text:p text:style-name="P56"><text:span text:style-name="Strong_20_Emphasis"><text:span text:style-name="T31">Definition: Network scanner for host discovery and port scanning.</text:span></text:span></text:p>
      <text:p text:style-name="P56"><text:span text:style-name="Strong_20_Emphasis"><text:span text:style-name="T29">Syntax: nmap [OPTIONS] [TARGET]</text:span></text:span></text:p>
      <text:p text:style-name="P56"><text:soft-page-break/><text:span text:style-name="Strong_20_Emphasis"><text:span text:style-name="T29">Usage: nmap -sS 192.168.1.0/24</text:span></text:span></text:p>
      <text:p text:style-name="P56"><text:span text:style-name="Strong_20_Emphasis"><text:span text:style-name="T29">Details: Nmap is used to scan networks, detect hosts, and discover services</text:span></text:span></text:p>
      <text:p text:style-name="P56"><text:span text:style-name="Strong_20_Emphasis"><text:span text:style-name="T31">9. netstat</text:span></text:span></text:p>
      <text:p text:style-name="P56"><text:span text:style-name="Strong_20_Emphasis"><text:span text:style-name="T31">Definition: Displays network connections, routing tables, and interface statistics.</text:span></text:span></text:p>
      <text:p text:style-name="P56"><text:span text:style-name="Strong_20_Emphasis"><text:span text:style-name="T29">Syntax: netstat [OPTIONS]</text:span></text:span></text:p>
      <text:p text:style-name="P56"><text:span text:style-name="Strong_20_Emphasis"><text:span text:style-name="T29">Usage: netstat -tuln</text:span></text:span></text:p>
      <text:p text:style-name="P56"><text:span text:style-name="Strong_20_Emphasis"><text:span text:style-name="T29">Details: Netstat helps monitor and troubleshoot network issues.</text:span></text:span></text:p>
      <text:p text:style-name="P56"><text:span text:style-name="Strong_20_Emphasis"><text:span text:style-name="T31">10. ss</text:span></text:span></text:p>
      <text:p text:style-name="P56"><text:span text:style-name="Strong_20_Emphasis"><text:span text:style-name="T31">Definition: Displays socket statistics.</text:span></text:span></text:p>
      <text:p text:style-name="P56"><text:span text:style-name="Strong_20_Emphasis"><text:span text:style-name="T29">Syntax: ss [OPTIONS]</text:span></text:span></text:p>
      <text:p text:style-name="P56"><text:span text:style-name="Strong_20_Emphasis"><text:span text:style-name="T29">Usage: ss -tuln</text:span></text:span></text:p>
      <text:p text:style-name="P56"><text:span text:style-name="Strong_20_Emphasis"><text:span text:style-name="T29">Details: SS is a faster alternative to netstat for showing open ports and connections.</text:span></text:span></text:p>
      <text:p text:style-name="P56"><text:span text:style-name="Strong_20_Emphasis"><text:span text:style-name="T29"/></text:span></text:p>
      <text:p text:style-name="P60">NOTE:</text:p>
      <text:p text:style-name="P45"/>
      <text:list xml:id="list322759796" text:style-name="L8">
        <text:list-item>
          <text:p text:style-name="P69">Use &lt; before –, if – is a file name. example “cat &lt; -”</text:p>
        </text:list-item>
        <text:list-item>
          <text:p text:style-name="P69">Use \ before “ ”(space), if we the name of the file isn't in single word. <text:s/>example “cat <text:span text:style-name="Strong_20_Emphasis"><text:span text:style-name="T53">spaces\ in\ this\ filename</text:span></text:span>”</text:p>
        </text:list-item>
        <text:list-item>
          <text:p text:style-name="P70">“ls \directory1 ←→ <text:span text:style-name="T68">cat /directory1” don’t confuse between them.</text:span></text:p>
        </text:list-item>
        <text:list-item>
          <text:p text:style-name="P71"><text:span text:style-name="T63">. → </text:span><text:span text:style-name="T64">points to current directory</text:span><text:span text:style-name="T63">, .. → points to the directory above, / → used before writing any directory or file name</text:span></text:p>
          <text:p text:style-name="P73"/>
        </text:list-item>
      </text:list>
      <text:p text:style-name="P7"/>
      <text:p text:style-name="P60">LEVELS:</text:p>
      <text:p text:style-name="P45"/>
      <text:p text:style-name="P6">Level 0: </text:p>
      <text:p text:style-name="P2"><text:span text:style-name="T40">first I entered the command “ssh </text:span><text:a xlink:type="simple" xlink:href="mailto:bandit0@bandit.labs.overthewire.org" text:style-name="Internet_20_link" text:visited-style-name="Visited_20_Internet_20_Link"><text:span text:style-name="T40">bandit0@bandit.labs.overthewire.org</text:span></text:a><text:span text:style-name="T40"> -</text:span><text:span text:style-name="T41">p 2220</text:span><text:span text:style-name="T40">” where ‘bandit0’ </text:span><text:span text:style-name="T41">is</text:span><text:span text:style-name="T40"> user id and password is ‘bandit0’. -</text:span><text:span text:style-name="T41">p is used </text:span><text:span text:style-name="T42">to connect with a particular port </text:span><text:span text:style-name="T46">and </text:span><text:a xlink:type="simple" xlink:href="mailto:bandit0@bandit.labs.overthewire.org" text:style-name="Internet_20_link" text:visited-style-name="Visited_20_Internet_20_Link"><text:span text:style-name="T40">bandit.labs.overthewire.org</text:span></text:a><text:span text:style-name="T40"> </text:span><text:span text:style-name="T46">is host</text:span><text:span text:style-name="T42">.</text:span></text:p>
      <text:p text:style-name="P57"><text:span text:style-name="T42">S</text:span><text:span text:style-name="T46">sh stands for secure shell, </text:span><text:span text:style-name="T47">i</text:span><text:span text:style-name="T40">t lets you </text:span><text:span text:style-name="Strong_20_Emphasis"><text:span text:style-name="T40">securely connect to another computer</text:span></text:span><text:span text:style-name="T40"> (usually a server) over the internet or network. </text:span></text:p>
      <text:p text:style-name="P27"/>
      <text:p text:style-name="P3"><text:span text:style-name="T42">O</text:span><text:span text:style-name="T40">R, “</text:span><text:span text:style-name="T47">ssh bandit.labs.overthewire.org -l bandit0 -p 2220</text:span><text:span text:style-name="T40">” </text:span><text:span text:style-name="T47">also works, where -l is for login.</text:span></text:p>
      <text:p text:style-name="P20"/>
      <text:p text:style-name="P20"/>
      <text:p text:style-name="P12">Level 0 → Level 1:</text:p>
      <text:p text:style-name="P21"><text:span text:style-name="T35">First I entered ‘ls’ command to list the “readme” file then use ‘file’ and ‘cat’ command to find the file type and text stored in that file, that is “</text:span>ZjLjTmM6FvvyRnrb2rfNWOZOTa6ip5If” <text:span text:style-name="T35">the password for bandit1. Then exit from bandit0 and login to bandit1.</text:span></text:p>
      <text:p text:style-name="P21"/>
      <text:p text:style-name="P21"/>
      <text:p text:style-name="P8">Level <text:span text:style-name="T2">1</text:span> → Level <text:span text:style-name="T2">2</text:span>:</text:p>
      <text:p text:style-name="P23"><text:span text:style-name="T35">in bandit1, similar to bandit0 password was stored in ‘-’ file, entered ls to list then “cat &lt; -” </text:span><text:span text:style-name="T62">or “cat ./-” </text:span><text:span text:style-name="T63">(. → </text:span><text:span text:style-name="T64">points to current directory</text:span><text:span text:style-name="T63">, .. → points to the directory above, / → used before writing any directory or file name)</text:span><text:span text:style-name="T35"> to extract the password. Given as “</text:span><text:span text:style-name="T1">263JGJPfgU6LtdEvgfWU1XP5yac29mFx”.</text:span></text:p>
      <text:p text:style-name="P24"><text:span text:style-name="T1"><text:s/></text:span>Then exit from bandit<text:span text:style-name="T36">1</text:span> and login to bandit<text:span text:style-name="T36">2</text:span>.</text:p>
      <text:p text:style-name="P1"><text:span text:style-name="T43">[</text:span><text:span text:style-name="Source_20_Text"><text:span text:style-name="T40">&lt;</text:span></text:span><text:span text:style-name="T40"> tells the shell: “take input from the file named </text:span><text:span text:style-name="Source_20_Text"><text:span text:style-name="T40">-</text:span></text:span><text:span text:style-name="T40">” So </text:span><text:span text:style-name="Source_20_Text"><text:span text:style-name="T40">cat</text:span></text:span><text:span text:style-name="T40"> reads the contents of </text:span><text:span text:style-name="Source_20_Text"><text:span text:style-name="T40">-</text:span></text:span><text:span text:style-name="T40"> file, not from keyboard input.</text:span><text:span text:style-name="T43">]</text:span></text:p>
      <text:p text:style-name="P22"><text:soft-page-break/></text:p>
      <text:p text:style-name="P22"/>
      <text:p text:style-name="P9">Level <text:span text:style-name="T3">2</text:span> → Level <text:span text:style-name="T3">3</text:span>: </text:p>
      <text:p text:style-name="P4"><text:span text:style-name="T44">in bandit2, similar to bandit1 password was stored in ‘</text:span><text:span text:style-name="Strong_20_Emphasis"><text:span text:style-name="T40">spaces in this filename</text:span></text:span><text:span text:style-name="T44">’ file, entered ls to list then “</text:span><text:span text:style-name="T50">cat spaces\ in\ this\ filename</text:span><text:span text:style-name="T44">” </text:span><text:span text:style-name="T48">or “</text:span><text:span text:style-name="T49">“spaces in this filename”</text:span><text:span text:style-name="T48">”</text:span><text:span text:style-name="T44"> to extract the password. Given as “</text:span><text:span text:style-name="T41">MNk8KNH3Usiio41PRUEoDFPqfxLPlSmx”. </text:span><text:span text:style-name="T44">Then exit from bandit</text:span><text:span text:style-name="T45">2</text:span><text:span text:style-name="T44"> and login to bandit</text:span><text:span text:style-name="T45">3</text:span><text:span text:style-name="T44">.</text:span></text:p>
      <text:p text:style-name="P5"><text:span text:style-name="T43">[</text:span><text:span text:style-name="T44">U</text:span><text:span text:style-name="T43">sed \ </text:span><text:span text:style-name="T40">To tell the shell that the </text:span><text:span text:style-name="Strong_20_Emphasis"><text:span text:style-name="T40">spaces are part of the filename</text:span></text:span><text:span text:style-name="T40">, we escape each space </text:span><text:span text:style-name="T48">or and other character</text:span><text:span text:style-name="T40"> with a backslash (</text:span><text:span text:style-name="Source_20_Text"><text:span text:style-name="T40">\</text:span></text:span><text:span text:style-name="T40">):</text:span><text:span text:style-name="T43">]</text:span></text:p>
      <text:p text:style-name="P25"/>
      <text:p text:style-name="P25"/>
      <text:p text:style-name="P10">Level <text:span text:style-name="T37">3</text:span> → Level <text:span text:style-name="T37">4</text:span>:</text:p>
      <text:p text:style-name="P28">in bandit3, ‘inhere’ is directory not file, check via file command. Then <text:span text:style-name="T38">use find command to find hidden file that is “...Hiding-From-You”. For excising this file first I change directory by cd command then use “cat ...Hiding-From-You”. Password for bandit4 is “</text:span>2WmrDFRmJIq3IPxneAaMGhap0pFhF3NJ”.</text:p>
      <text:p text:style-name="P28"/>
      <text:p text:style-name="P29">OR, Go to inhere by cd then type “ls -a” to directly find hidden file that is <text:span text:style-name="T38">“...Hiding-From-You”, </text:span>now use <text:span text:style-name="T38">“cat ...Hiding-From-You” </text:span>to find password. Also we can use “cd ..” to return to previous directory and then use “cat inhere/...Hiding-From-You” to find text directly from home directory.</text:p>
      <text:p text:style-name="P28"/>
      <text:p text:style-name="P22"/>
      <text:p text:style-name="P11">Level <text:span text:style-name="T39">4</text:span> → Level <text:span text:style-name="T39">5</text:span>:</text:p>
      <text:p text:style-name="P26"><text:span text:style-name="T54">First use cd to change directory to inhere then use “file ./*” </text:span><text:span text:style-name="T56">or “file ./-file*” (due to pattern)</text:span><text:span text:style-name="T54"> to find the data types of all the files in directory inhere. Find for file, whose data type given as ASCII text. Use “cat &lt;-</text:span><text:span text:style-name="T55">file07</text:span><text:span text:style-name="T54">” </text:span><text:span text:style-name="T55">or </text:span><text:span text:style-name="T54">“cat </text:span><text:span text:style-name="T55">./-</text:span><text:span text:style-name="T54">file</text:span><text:span text:style-name="T55">07</text:span><text:span text:style-name="T54">” command to read the password for bandit5, given by “</text:span><text:span text:style-name="T1">4oQYVPkxZOOEOO5pTW81FB8j8lxXGUQw”</text:span></text:p>
      <text:p text:style-name="P22"/>
      <text:p text:style-name="P22"><text:s/></text:p>
      <text:p text:style-name="P13">Level <text:span text:style-name="T58">5</text:span> → Level <text:span text:style-name="T58">6</text:span>:</text:p>
      <text:p text:style-name="P44">first enter into inhere directory via cd command. </text:p>
      <text:p text:style-name="P44"/>
      <text:p text:style-name="P58"><text:span text:style-name="T51">we can directly write find command with the given conditions, as “find -size 1033c ! -executable -readable”</text:span><text:span text:style-name="T65">(</text:span><text:span text:style-name="Source_20_Text"><text:span text:style-name="T66">-size 1033c → <text:s/>look for files exactly 1033 bytes (c stands for bytes), </text:span></text:span><text:span text:style-name="Source_20_Text"><text:span text:style-name="T67">! -executable → <text:s/>exclude executable files, </text:span></text:span><text:span text:style-name="Source_20_Text"><text:span text:style-name="T66">-readable → <text:s/>ensure the file is readable</text:span></text:span><text:span text:style-name="T65">)</text:span><text:span text:style-name="T70">.</text:span></text:p>
      <text:p text:style-name="P68"/>
      <text:p text:style-name="P59"><text:span text:style-name="T70">O</text:span><text:span text:style-name="T69">R, use </text:span><text:span text:style-name="T70">“find -size 1033c” </text:span><text:span text:style-name="T69">to find maybehere07 directory then use</text:span><text:span text:style-name="T70"> </text:span><text:span text:style-name="T69">“ls -a -l” or “ls -al” to list all files. Here ‘d’ points to directory, and remaining nine bits <text:s/>rwx rwx rwx corrosponds to owner, group and user on any system of the file respectively. ‘r’ means readable, ‘w’ means can be write and ‘x’ means executable.</text:span></text:p>
      <text:p text:style-name="P67"/>
      <text:p text:style-name="P30"><text:span text:style-name="T73">Then use “cat .file2”, to get password “</text:span>HWasnPhtq9AVKe0dmk45nxy20cvUa6EG”.</text:p>
      <text:p text:style-name="P30"/>
      <text:p text:style-name="P30"/>
      <text:p text:style-name="P14">Level <text:span text:style-name="T58">5</text:span> → Level <text:span text:style-name="T58">6</text:span>:</text:p>
      <text:p text:style-name="P37">First I entered the root directory for linux machine i.e, “/” via “cd /” then write find command as, “find -user bandit7 -group bandit6 -size 33c 2&gt;/dev/null” <text:span text:style-name="T75">(</text:span><text:span text:style-name="T74">/ — search the entire system, -type f — look for files, -user bandit7 — file must be owned by user bandit7, -group bandit6 — file must be owned by group bandit6, -size 33c — file must be exactly 33 bytes, 2&gt;/dev/null — hide all permission denied errors</text:span><text:span text:style-name="T75">).</text:span><text:span text:style-name="T71"> Then use “cat to getcat ./var/lib/dpkg/info/bandit7.password” to get “</text:span><text:span text:style-name="T72">morbNTDkSW6jIlUc0ymOdMaLnOlFVAaj”.</text:span></text:p>
      <text:p text:style-name="P36"/>
      <text:p text:style-name="P38">OR, use “find / -type f -user bandit7 -group bandit6 -size 33c 2&gt;/dev/null” without using “cd /”.</text:p>
      <text:p text:style-name="P38"/>
      <text:p text:style-name="P38"/>
      <text:p text:style-name="P36"><text:s text:c="4"/>/<text:span text:style-name="T80">dev/</text:span><text:span text:style-name="T57">null → bil/black whole 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">Level <text:span text:style-name="T81">7</text:span> → Level <text:span text:style-name="T81">8</text:span>:</text:p>
      <text:p text:style-name="P39">ls </text:p>
      <text:p text:style-name="P39">“grep "millionth" data.txt” → to find millionth in data.text file</text:p>
      <text:p text:style-name="P30"><text:span text:style-name="T81">password comes out “</text:span>dfwvzFQi4mU0wfNbFOe9RoWskMLg7eEc” <text:span text:style-name="T81">for bandit8.</text:span></text:p>
      <text:p text:style-name="P30"/>
      <text:p text:style-name="P16">Level <text:span text:style-name="T82">8</text:span> → Level <text:span text:style-name="T82">9</text:span>:</text:p>
      <text:p text:style-name="P40">ls</text:p>
      <text:p text:style-name="P40">“sort data.txt | uniq -<text:span text:style-name="T83">u</text:span>” → <text:span text:style-name="T83">first sort the data and find the unique text.</text:span></text:p>
      <text:p text:style-name="P31"><text:span text:style-name="T81">password comes out “</text:span>4CKMh1JI91bUIZZPXDqGanal4xvAg0JM” <text:span text:style-name="T81">for bandit</text:span><text:span text:style-name="T83">9</text:span></text:p>
      <text:p text:style-name="P31"/>
      <text:p text:style-name="P17">Level <text:span text:style-name="T84">9</text:span> → Level <text:span text:style-name="T84">10</text:span>:</text:p>
      <text:p text:style-name="P41">ls</text:p>
      <text:p text:style-name="P41">“strings data.txt | grep “=====”” → first find the human readable strings then find the strings preceded by sevral “=” character.</text:p>
      <text:p text:style-name="P32"><text:span text:style-name="T81">password comes out “FGUW5ilLVJrxX9kMYMmlN4MgbpfMiqey</text:span>” <text:span text:style-name="T81">for bandit</text:span><text:span text:style-name="T84">10</text:span></text:p>
      <text:p text:style-name="P32"/>
      <text:p text:style-name="P18">Level <text:span text:style-name="T86">10</text:span> → Level <text:span text:style-name="T84">1</text:span><text:span text:style-name="T86">1</text:span>:</text:p>
      <text:p text:style-name="P42">ls</text:p>
      <text:p text:style-name="P42">“base64 -d data.text” <text:s/>→ to decode the file </text:p>
      <text:p text:style-name="P33"><text:span text:style-name="T81">password comes out “</text:span>dtR173fZKb0RRsDFSGsg2RWnpNVj3qRr” <text:span text:style-name="T81">for bandit</text:span><text:span text:style-name="T84">1</text:span><text:span text:style-name="T85">1.</text:span></text:p>
      <text:p text:style-name="P33"/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9:56:41.809527071</meta:creation-date>
    <meta:editing-duration>PT33M52S</meta:editing-duration>
    <meta:editing-cycles>9</meta:editing-cycles>
    <meta:generator>LibreOffice/7.3.7.2$Linux_X86_64 LibreOffice_project/30$Build-2</meta:generator>
    <dc:date>2025-04-20T18:59:33.063039546</dc:date>
    <meta:document-statistic meta:table-count="0" meta:image-count="0" meta:object-count="0" meta:page-count="7" meta:paragraph-count="189" meta:word-count="1841" meta:character-count="11400" meta:non-whitespace-character-count="9731"/>
  </office:meta>
</office:document-meta>
</file>